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14pt" officeooo:rsid="000ea6bb" officeooo:paragraph-rsid="000ea6bb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Georgia" fo:font-size="14pt" officeooo:rsid="000ea6bb" officeooo:paragraph-rsid="000ea6bb" style:font-size-asian="14pt" style:font-size-complex="14pt"/>
    </style:style>
    <style:style style:name="P3" style:family="paragraph" style:parent-style-name="Standard">
      <style:text-properties style:font-name="Georgia" fo:font-size="14pt" fo:font-style="normal" officeooo:rsid="001070ca" officeooo:paragraph-rsid="000ea6bb" style:font-size-asian="14pt" style:font-style-asian="normal" style:font-size-complex="14pt" style:font-style-complex="normal"/>
    </style:style>
    <style:style style:name="T1" style:family="text">
      <style:text-properties officeooo:rsid="001070ca"/>
    </style:style>
    <style:style style:name="T2" style:family="text">
      <style:text-properties fo:font-style="italic" officeooo:rsid="001070ca" style:font-style-asian="italic" style:font-style-complex="italic"/>
    </style:style>
    <style:style style:name="T3" style:family="text">
      <style:text-properties fo:font-style="normal" officeooo:rsid="001070ca" style:font-style-asian="normal" style:font-style-complex="normal"/>
    </style:style>
    <style:style style:name="T4" style:family="text">
      <style:text-properties officeooo:rsid="0011ca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ebruary 16, 2026</text:p>
      <text:p text:style-name="P1"/>
      <text:p text:style-name="P1">Dear Dad,</text:p>
      <text:p text:style-name="P1"/>
      <text:p text:style-name="P1"><text:tab/>What I would give to be with you right now. I know how that sounds. It doesn’t sound good at all. I just miss you. I want to be where you are. I feel a bit jealous that you got to move onto what’s next while I’m still here on Earth trying to figure out this life stuff. <text:span text:style-name="T1">I get why I’m still alive, I mean what’s there </text:span><text:span text:style-name="T2">not</text:span><text:span text:style-name="T3"> to get or understand? I still have stuff to do down here on Earth. I just can’t give up and go to the afterlife ya know? Yeah that.</text:span></text:p>
      <text:p text:style-name="P3"><text:tab/>Life isn’t very easy right now. It kinda sucks to be honest. But I’m trying to do my best to make the most out of it. I mean what else can I do? Not much I’m afraid. That’s just how this life rolls.</text:p>
      <text:p text:style-name="P3"><text:tab/>I can’t remember exactly what it was, but I was reminded of you the other day. I remember thinking, yeah my dad would love this. I wish I could remember what it was I was thinking about, or what I saw, or … well it was something you would have liked.</text:p>
      <text:p text:style-name="P3"><text:tab/>I know there were times I was a disappointment to you, and I’m sorry about that. I wish I could take it all back and have made things right somehow. But I also know that’s not part of the deal with this life. <text:span text:style-name="T4">So I’m sorry for everything I did that was a disappointment to you, I’m sorry that I let you down.</text:span></text:p>
      <text:p text:style-name="P3"><text:tab/><text:span text:style-name="T4">All I can do is move forward right? Yeah that’s what I thought.</text:span></text:p>
      <text:p text:style-name="P1"/>
      <text:p text:style-name="P1">Love,</text:p>
      <text:p text:style-name="P1">Ky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6T19:24:57.826807336</meta:creation-date>
    <dc:date>2026-02-16T19:34:42.364996816</dc:date>
    <meta:editing-duration>PT7M3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274" meta:character-count="1310" meta:non-whitespace-character-count="1040"/>
  </office:meta>
</office:document-meta>
</file>